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06ed" officeooo:paragraph-rsid="001406ed"/>
    </style:style>
    <style:style style:name="P2" style:family="paragraph" style:parent-style-name="Standard">
      <style:text-properties officeooo:rsid="0014b6ce" officeooo:paragraph-rsid="0014b6ce"/>
    </style:style>
    <style:style style:name="P3" style:family="paragraph" style:parent-style-name="Standard">
      <style:text-properties officeooo:rsid="0015a7d9" officeooo:paragraph-rsid="0015a7d9"/>
    </style:style>
    <style:style style:name="P4" style:family="paragraph" style:parent-style-name="Standard">
      <style:text-properties officeooo:rsid="0016c8fa" officeooo:paragraph-rsid="0016c8fa"/>
    </style:style>
    <style:style style:name="P5" style:family="paragraph" style:parent-style-name="Standard">
      <style:text-properties officeooo:paragraph-rsid="0016c8fa"/>
    </style:style>
    <style:style style:name="P6" style:family="paragraph" style:parent-style-name="Standard">
      <style:text-properties officeooo:rsid="0018c3e4" officeooo:paragraph-rsid="0018c3e4"/>
    </style:style>
    <style:style style:name="P7" style:family="paragraph" style:parent-style-name="Standard">
      <style:text-properties officeooo:rsid="001abdcd" officeooo:paragraph-rsid="001abdcd"/>
    </style:style>
    <style:style style:name="P8" style:family="paragraph" style:parent-style-name="Standard">
      <style:text-properties officeooo:rsid="001bdfa6" officeooo:paragraph-rsid="001bdfa6"/>
    </style:style>
    <style:style style:name="T1" style:family="text">
      <style:text-properties officeooo:rsid="0014b6ce"/>
    </style:style>
    <style:style style:name="T2" style:family="text">
      <style:text-properties officeooo:rsid="0016c8fa"/>
    </style:style>
    <style:style style:name="T3" style:family="text">
      <style:text-properties officeooo:rsid="0018c3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’objectif est de l’exploitation des données est de prédire la gravité corporelle des accidents en fonction des éléments relatifs aux données geotemporelles, équipements, véhicules, et caractéristiques des victimes.</text:p>
      <text:p text:style-name="P1">Les jeu de données concernent 218404 accidents, sur les années 2019 à 2022.</text:p>
      <text:p text:style-name="P1">Cela concerne 494182 victimes, et 373584 véhicules.</text:p>
      <text:p text:style-name="P1"/>
      <text:p text:style-name="P4">Nettoyage</text:p>
      <text:p text:style-name="P1">Après jointure des jeux de données, nous avons donc 494182 lignes, et <text:span text:style-name="T1">51 </text:span>variables <text:span text:style-name="T1">(hors identifiants).</text:span></text:p>
      <text:p text:style-name="P2">La variable d’interêt est ‘grav’, classant la gravité des blessures des victimes d’indemne à tué .</text:p>
      <text:p text:style-name="P3"/>
      <text:p text:style-name="P6">Nous recodons les trois colonnes secu1, secu2, secu3 pour avoir une colonne binaire par équipement, et supprimons les trois colonnes d’origine</text:p>
      <text:p text:style-name="P3"/>
      <text:p text:style-name="P3">Nous éliminons <text:span text:style-name="T3">8</text:span> colonnes ont plus de 25 % de valeurs manquantes.</text:p>
      <text:p text:style-name="P1"/>
      <text:p text:style-name="P4">Nous éliminons également les colonnes identifiant les routes pour ne garder que leur caractérisation.</text:p>
      <text:p text:style-name="P4">Enfin nous éliminons les lignes contenant une valeur manquante.</text:p>
      <text:p text:style-name="P5"><text:span text:style-name="T2">Nous conservons donc </text:span>442<text:span text:style-name="T3">992</text:span> <text:span text:style-name="T2">lignes soit environ 90 % du jeu de données initial.</text:span></text:p>
      <text:p text:style-name="P5"/>
      <text:p text:style-name="P7">Nous convertissons les longitudes et latitudes.</text:p>
      <text:p text:style-name="P7"/>
      <text:p text:style-name="P7">Nous calculons l’age de l’usager dans l’année de l’accident.</text:p>
      <text:p text:style-name="P7"/>
      <text:p text:style-name="P7">Nous ne gardons que l’heure de la variable hrmn</text:p>
      <text:p text:style-name="P7">Nous créons une variable date , et supprimons le jour et l’année.</text:p>
      <text:p text:style-name="P7"/>
      <text:p text:style-name="P7">Nous supprimons les colonnes pr et pr1 trop difficiles à interpréter (la localisation sera plus précise avec les latitudes et longitudes)</text:p>
      <text:p text:style-name="P7"/>
      <text:p text:style-name="P7">Nous suppmrions dep et com pour les même raisons.</text:p>
      <text:p text:style-name="P7"/>
      <text:p text:style-name="P7">Il reste 40 variables explicatives.</text:p>
      <text:p text:style-name="P7">Nous convertissons toutes les variables en entier (sauf latitude et longitude).</text:p>
      <text:p text:style-name="P7"/>
      <text:p text:style-name="P8">459 doublons ?</text:p>
      <text:p text:style-name="P8"/>
      <text:p text:style-name="P7"/>
      <text:p text:style-name="P7"/>
      <text:p text:style-name="P7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8T09:59:28.409000000</meta:creation-date>
    <dc:date>2024-07-28T14:40:57.736000000</dc:date>
    <meta:editing-duration>PT4M9S</meta:editing-duration>
    <meta:editing-cycles>1</meta:editing-cycles>
    <meta:document-statistic meta:table-count="0" meta:image-count="0" meta:object-count="0" meta:page-count="1" meta:paragraph-count="20" meta:word-count="236" meta:character-count="1534" meta:non-whitespace-character-count="1318"/>
    <meta:generator>LibreOffice/24.2.2.2$Windows_X86_64 LibreOffice_project/d56cc158d8a96260b836f100ef4b4ef25d6f1a01</meta:generator>
  </office:meta>
</office:document-meta>
</file>